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>
      <style:graphic-properties draw:fill-color="#ffffff" draw:auto-grow-height="true" fo:min-height="17.935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text-properties fo:font-size="20pt"/>
    </style:style>
    <style:style style:name="T1" style:family="text">
      <style:text-properties style:text-position="super 58%"/>
    </style:style>
    <style:style style:name="T2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phical Derivative</text:p>
          </draw:text-box>
        </draw:frame>
        <draw:frame presentation:style-name="pr2" draw:layer="layout" svg:width="25.199cm" svg:height="13.85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a derivative looks like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ince derivative are the slope of a function this tells us wether a function is going up or down</text:p>
              </text:list-item>
              <text:list-item>
                <text:p>If the derivative is positive, then the function must be going up as x gets larger</text:p>
              </text:list-item>
              <text:list-item>
                <text:p>If the derivative is negative, then the function must be going down as x gets larger</text:p>
              </text:list-item>
              <text:list-item>
                <text:p>If the derivative is zero then the function must be horizontal as x gets larg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2<text:span text:style-name="T1">nd</text:span> Derivatives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e second deriviative is the slope of the slope of the function</text:p>
              </text:list-item>
              <text:list-item>
                <text:p>This tells us how much the slope is changing</text:p>
              </text:list-item>
              <text:list-item>
                <text:p>A positive 2<text:span text:style-name="T1">nd</text:span> derivative tells us that the slope is getting more positive as x gets larger</text:p>
              </text:list-item>
              <text:list-item>
                <text:p>A negative 2<text:span text:style-name="T1">nd</text:span> derivative tells us that the slope is getting more negative as x gets larger</text:p>
              </text:list-item>
              <text:list-item>
                <text:p>A zero 2<text:span text:style-name="T1">nd</text:span> derivative tells us that the slope is not changing as x gets larg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cal Extrem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sing these properties we can find where a function "maxes out" or "bottoms out" locally</text:p>
              </text:list-item>
              <text:list-item>
                <text:p>Exterme points only occour when the slope is zero</text:p>
              </text:list-item>
              <text:list-item>
                <text:p>We can find these points by solving <text:span text:style-name="T2">f'</text:span>(x) = 0</text:p>
              </text:list-item>
              <text:list-item>
                <text:p>Example:</text:p>
                <text:list>
                  <text:list-item>
                    <text:p>Find extrema of f(x) = Ax^3 + Bx^2 + Cx + D</text:p>
                  </text:list-item>
                  <text:list-item>
                    <text:p>f(x) = 1/(x^2 + 1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cal Extrema Meaning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o figure out what kind of points we have we can use the 2<text:span text:style-name="T1">nd</text:span> Derivative test</text:p>
              </text:list-item>
              <text:list-item>
                <text:p>If the 2<text:span text:style-name="T1">nd</text:span> Derivative is positive, then we must have a minimum point</text:p>
              </text:list-item>
              <text:list-item>
                <text:p>If the 2<text:span text:style-name="T1">nd</text:span> Derivative is negative, then we must have a maximum point</text:p>
              </text:list-item>
              <text:list-item>
                <text:p>If the 2<text:span text:style-name="T1">nd</text:span> Derivative is zero, then we fail the 2<text:span text:style-name="T1">nd</text:span> Derivative te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p>2<text:span text:style-name="T1">nd</text:span> Derivative test Failure</text:p>
              </text:list-item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e can use another test</text:p>
              </text:list-item>
              <text:list-item>
                <text:p>Take n derivatives until you get a constant, c</text:p>
                <text:list>
                  <text:list-item>
                    <text:p>If n is odd then you have an Inflexion Point</text:p>
                  </text:list-item>
                  <text:list-item>
                    <text:p>If n is even and c &gt; 0, then you have a Minimum</text:p>
                  </text:list-item>
                  <text:list-item>
                    <text:p>If n is even and c &lt; 0, then you have a Maximum</text:p>
                  </text:list-item>
                </text:list>
              </text:list-item>
              <text:list-item>
                <text:p>Examples:</text:p>
                <text:list>
                  <text:list-item>
                    <text:p>x^3 -&gt; 3x^2 -&gt; 6x -&gt; 6 -&gt; 0, n = 3, Inflexion Point</text:p>
                  </text:list-item>
                  <text:list-item>
                    <text:p>x^4-&gt;4x^3-&gt;12x^2-&gt;24x-&gt;24, n=4, 24 &gt; 0, Minimu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obal Extrem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ow that we classified all of the points we can find the biggest maximum and the smallest minimum</text:p>
              </text:list-item>
              <text:list-item>
                <text:p>Don't forget to include the endpoints if you are looking on an interval</text:p>
              </text:list-item>
              <text:list-item>
                <text:p>The biggest maximum will give you the global maximum on the domain </text:p>
              </text:list-item>
              <text:list-item>
                <text:p>The smallest minimum will give you the global minimum on the domai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2">
        <office:forms form:automatic-focus="false" form:apply-design-mode="false"/>
        <draw:frame presentation:style-name="pr6" draw:text-style-name="P1" draw:layer="layout" svg:width="25.199cm" svg:height="17.935cm" svg:x="1.4cm" svg:y="0.837cm" presentation:class="subtitle">
          <draw:text-box>
            <text:p><text:span text:style-name="T3">Question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1H6M1S</meta:editing-duration>
    <meta:editing-cycles>40</meta:editing-cycles>
    <meta:generator>OpenOffice/4.1.1$Win32 OpenOffice.org_project/411m6$Build-9775</meta:generator>
    <dc:date>2016-10-20T19:18:39.05</dc:date>
    <meta:document-statistic meta:object-count="52"/>
  </office:meta>
</office:document-meta>
</file>